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aw-from-specs</text:p>
          </table:table-cell>
        </table:table-row>
        <table:table-row table:style-name="ro1">
          <table:table-cell office:value-type="string" calcext:value-type="string">
            <text:p>1 <text:s text:c="2"/>&lt;FatturaElettronicaHeader&gt;<text:tab/><text:tab/><text:tab/><text:tab/><text:tab/></text:p>
          </table:table-cell>
        </table:table-row>
        <table:table-row table:style-name="ro1">
          <table:table-cell office:value-type="string" calcext:value-type="string">
            <text:p><text:tab/>1.1 <text:s text:c="2"/>&lt;DatiTrasmissione&gt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1.1.1 <text:s text:c="2"/>&lt;IdTrasmittent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1.1.1 <text:s text:c="2"/>&lt;IdPaes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1.1.2 <text:s text:c="2"/>&lt;IdCodice&gt;<text:tab/><text:tab/></text:p>
          </table:table-cell>
        </table:table-row>
        <table:table-row table:style-name="ro1">
          <table:table-cell office:value-type="string" calcext:value-type="string">
            <text:p><text:tab/><text:tab/>1.1.2 <text:s text:c="2"/>&lt;ProgressivoInvio&gt;<text:tab/><text:tab/><text:tab/></text:p>
          </table:table-cell>
        </table:table-row>
        <table:table-row table:style-name="ro1">
          <table:table-cell office:value-type="string" calcext:value-type="string">
            <text:p><text:tab/><text:tab/>1.1.3 <text:s text:c="2"/>&lt;FormatoTrasmission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1.1.4 <text:s text:c="2"/>&lt;CodiceDestinatario&gt;<text:tab/><text:tab/><text:tab/></text:p>
          </table:table-cell>
        </table:table-row>
        <table:table-row table:style-name="ro1">
          <table:table-cell office:value-type="string" calcext:value-type="string">
            <text:p><text:tab/><text:tab/>1.1.5 <text:s text:c="2"/>&lt;ContattiTrasmittent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1.5.1 <text:s text:c="2"/>&lt;Telefon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1.5.2 <text:s text:c="2"/>&lt;Email&gt;<text:tab/><text:tab/></text:p>
          </table:table-cell>
        </table:table-row>
        <table:table-row table:style-name="ro1">
          <table:table-cell office:value-type="string" calcext:value-type="string">
            <text:p><text:tab/><text:tab/>1.1.6 <text:s text:c="2"/>&lt;PECDestinatario&gt;<text:tab/><text:tab/><text:tab/></text:p>
          </table:table-cell>
        </table:table-row>
        <table:table-row table:style-name="ro1">
          <table:table-cell office:value-type="string" calcext:value-type="string">
            <text:p><text:tab/>1.2 <text:s text:c="2"/>&lt;CedentePrestatore&gt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1.2.1&lt;DatiAnagrafici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2.1.1 <text:s text:c="2"/>&lt;IdFiscaleIV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1.2.1.1.1 <text:s text:c="2"/>&lt;IdPaes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2.1.1.2 <text:s text:c="2"/>&lt;IdCodice&gt;<text:tab/></text:p>
          </table:table-cell>
        </table:table-row>
        <table:table-row table:style-name="ro1">
          <table:table-cell office:value-type="string" calcext:value-type="string">
            <text:p><text:tab/><text:tab/><text:tab/>1.2.1.2 <text:s text:c="2"/>&lt;CodiceFisc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1.3 <text:s text:c="2"/>&lt;Anagrafic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1.2.1.3.1 <text:s text:c="2"/>&lt;Denominazion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2.1.3.2 <text:s text:c="2"/>&lt;Nom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2.1.3.3 <text:s text:c="2"/>&lt;Cognom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2.1.3.4 <text:s text:c="2"/>&lt;Titol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2.1.3.5 <text:s text:c="2"/>&lt;CodEORI&gt;<text:tab/></text:p>
          </table:table-cell>
        </table:table-row>
        <table:table-row table:style-name="ro1">
          <table:table-cell office:value-type="string" calcext:value-type="string">
            <text:p><text:tab/><text:tab/><text:tab/>1.2.1.4 <text:s text:c="2"/>&lt;AlboProfession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1.5 <text:s text:c="2"/>&lt;ProvinciaAlb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1.6 <text:s text:c="2"/>&lt;NumeroIscrizioneAlb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1.7 <text:s text:c="2"/>&lt;DataIscrizioneAlb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1.8 <text:s text:c="2"/>&lt;RegimeFiscale&gt;<text:tab/><text:tab/></text:p>
          </table:table-cell>
        </table:table-row>
        <table:table-row table:style-name="ro1">
          <table:table-cell office:value-type="string" calcext:value-type="string">
            <text:p><text:tab/><text:tab/>1.2.2 <text:s text:c="2"/>&lt;Sed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2.2.1 <text:s text:c="2"/>&lt;Indirizz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2.2 <text:s text:c="2"/>&lt;NumeroCivic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2.3 <text:s text:c="2"/>&lt;CAP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2.4 <text:s text:c="2"/>&lt;Comu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2.5 <text:s text:c="2"/>&lt;Provinci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2.6 <text:s text:c="2"/>&lt;Nazione&gt;<text:tab/><text:tab/></text:p>
          </table:table-cell>
        </table:table-row>
        <table:table-row table:style-name="ro1">
          <table:table-cell office:value-type="string" calcext:value-type="string">
            <text:p><text:tab/><text:tab/>1.2.3 <text:s text:c="2"/>&lt;StabileOrganizzazion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2.3.1 <text:s text:c="2"/>&lt;Indirizz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3.2 <text:s text:c="2"/>&lt;NumeroCivic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3.3 <text:s text:c="2"/>&lt;CAP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3.4 <text:s text:c="2"/>&lt;Comu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3.5 <text:s text:c="2"/>&lt;Provinci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3.6 <text:s text:c="2"/>&lt;Nazione&gt;<text:tab/><text:tab/></text:p>
          </table:table-cell>
        </table:table-row>
        <table:table-row table:style-name="ro1">
          <table:table-cell office:value-type="string" calcext:value-type="string">
            <text:p><text:tab/><text:tab/>1.2.4 <text:s text:c="2"/>&lt;IscrizioneREA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2.4.1 <text:s text:c="2"/>&lt;Uffici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4.2 <text:s text:c="2"/>&lt;NumeroRE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4.3 <text:s text:c="2"/>&lt;CapitaleSoci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4.4 <text:s text:c="2"/>&lt;SocioUnic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4.5 <text:s text:c="2"/>&lt;StatoLiquidazione&gt;<text:tab/><text:tab/></text:p>
          </table:table-cell>
        </table:table-row>
        <table:table-row table:style-name="ro1">
          <table:table-cell office:value-type="string" calcext:value-type="string">
            <text:p><text:tab/><text:tab/>1.2.5 <text:s text:c="2"/>&lt;Contatti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2.5.1 <text:s text:c="2"/>&lt;Telefon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5.2 <text:s text:c="2"/>&lt;Fax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2.5.3 <text:s text:c="2"/>&lt;Email&gt;<text:tab/><text:tab/></text:p>
          </table:table-cell>
        </table:table-row>
        <table:table-row table:style-name="ro1">
          <table:table-cell office:value-type="string" calcext:value-type="string">
            <text:p><text:tab/><text:tab/>1.2.6 <text:s text:c="2"/>&lt;RiferimentoAmministrazione&gt;<text:tab/><text:tab/><text:tab/></text:p>
          </table:table-cell>
        </table:table-row>
        <table:table-row table:style-name="ro1">
          <table:table-cell office:value-type="string" calcext:value-type="string">
            <text:p><text:tab/>1.3 <text:s text:c="2"/>&lt;RappresentanteFiscale&gt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1.3.1 <text:s text:c="2"/>&lt;DatiAnagrafici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3.1.1 <text:s text:c="2"/>&lt;IdFiscaleIV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1.3.1.1.1 <text:s text:c="2"/>&lt;IdPaes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3.1.1.2 <text:s text:c="2"/>&lt;IdCodice&gt;<text:tab/></text:p>
          </table:table-cell>
        </table:table-row>
        <table:table-row table:style-name="ro1">
          <table:table-cell office:value-type="string" calcext:value-type="string">
            <text:p><text:tab/><text:tab/><text:tab/>1.3.1.2 <text:s text:c="2"/>&lt;CodiceFisc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3.1.3 <text:s text:c="2"/>&lt;Anagrafic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1.3.1.3.1 <text:s text:c="2"/>&lt;Denominazion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3.1.3.2 <text:s text:c="2"/>&lt;Nom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3.1.3.3 <text:s text:c="2"/>&lt;Cognom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3.1.3.4 <text:s text:c="2"/>&lt;Titol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3.1.3.5 <text:s text:c="2"/>&lt;CodEORI&gt;<text:tab/></text:p>
          </table:table-cell>
        </table:table-row>
        <table:table-row table:style-name="ro1">
          <table:table-cell office:value-type="string" calcext:value-type="string">
            <text:p><text:tab/>1.4 <text:s text:c="2"/>&lt;CessionarioCommittente&gt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1.4.1 <text:s text:c="2"/>&lt;DatiAnagrafici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4.1.1 <text:s text:c="2"/>&lt;IdFiscaleIV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1.4.1.1.1 <text:s text:c="2"/>&lt;IdPaes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4.1.1.2 <text:s text:c="2"/>&lt;IdCodice&gt;<text:tab/></text:p>
          </table:table-cell>
        </table:table-row>
        <table:table-row table:style-name="ro1">
          <table:table-cell office:value-type="string" calcext:value-type="string">
            <text:p><text:tab/><text:tab/><text:tab/>1.4.1.2 <text:s text:c="2"/>&lt;CodiceFisc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1.3 <text:s text:c="2"/>&lt;Anagrafic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1.4.1.3.1 <text:s text:c="2"/>&lt;Denominazion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4.1.3.2 <text:s text:c="2"/>&lt;Nom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4.1.3.3 <text:s text:c="2"/>&lt;Cognom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4.1.3.4 <text:s text:c="2"/>&lt;Titol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4.1.3.5 <text:s text:c="2"/>&lt;CodEORI&gt;<text:tab/></text:p>
          </table:table-cell>
        </table:table-row>
        <table:table-row table:style-name="ro1">
          <table:table-cell office:value-type="string" calcext:value-type="string">
            <text:p><text:tab/><text:tab/>1.4.2 <text:s text:c="2"/>&lt;Sed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4.2.1 <text:s text:c="2"/>&lt;Indirizz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2.2 <text:s text:c="2"/>&lt;NumeroCivic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2.3 <text:s text:c="2"/>&lt;CAP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2.4 <text:s text:c="2"/>&lt;Comu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2.5 <text:s text:c="2"/>&lt;Provinci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2.6 <text:s text:c="2"/>&lt;Nazione&gt;<text:tab/><text:tab/></text:p>
          </table:table-cell>
        </table:table-row>
        <table:table-row table:style-name="ro1">
          <table:table-cell office:value-type="string" calcext:value-type="string">
            <text:p><text:tab/><text:tab/>1.4.3 <text:s text:c="2"/>&lt;StabileOrganizzazion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4.3.1 <text:s text:c="2"/>&lt;Indirizz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3.2 <text:s text:c="2"/>&lt;NumeroCivic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3.3 <text:s text:c="2"/>&lt;CAP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3.4 <text:s text:c="2"/>&lt;Comu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3.5 <text:s text:c="2"/>&lt;Provinci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3.6 <text:s text:c="2"/>&lt;Nazione&gt;<text:tab/><text:tab/></text:p>
          </table:table-cell>
        </table:table-row>
        <table:table-row table:style-name="ro1">
          <table:table-cell office:value-type="string" calcext:value-type="string">
            <text:p><text:tab/><text:tab/>1.4.4 <text:s text:c="2"/>&lt;RappresentanteFiscal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4.4.1 <text:s text:c="2"/>&lt;IdFiscaleIV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1.4.4.1.1 <text:s text:c="2"/>&lt;IdPaes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4.4.1.2 <text:s text:c="2"/>&lt;IdCodice&gt;<text:tab/></text:p>
          </table:table-cell>
        </table:table-row>
        <table:table-row table:style-name="ro1">
          <table:table-cell office:value-type="string" calcext:value-type="string">
            <text:p><text:tab/><text:tab/><text:tab/>1.4.4.2 <text:s text:c="2"/>&lt;Denominazio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4.3 <text:s text:c="2"/>&lt;Nom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4.4.4 <text:s text:c="2"/>&lt;Cognome&gt;<text:tab/><text:tab/></text:p>
          </table:table-cell>
        </table:table-row>
        <table:table-row table:style-name="ro1">
          <table:table-cell office:value-type="string" calcext:value-type="string">
            <text:p><text:tab/>1.5 <text:s text:c="2"/>&lt;TerzoIntermediarioOSoggettoEmittente&gt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1.5.1 <text:s text:c="2"/>&lt;DatiAnagrafici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1.5.1.1 <text:s text:c="2"/>&lt;IdFiscaleIV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1.5.1.1.1 <text:s text:c="2"/>&lt;IdPaes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5.1.1.2 <text:s text:c="2"/>&lt;IdCodice&gt;<text:tab/></text:p>
          </table:table-cell>
        </table:table-row>
        <table:table-row table:style-name="ro1">
          <table:table-cell office:value-type="string" calcext:value-type="string">
            <text:p><text:tab/><text:tab/><text:tab/>1.5.1.2 <text:s text:c="2"/>&lt;CodiceFisc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1.5.1.3 <text:s text:c="2"/>&lt;Anagrafic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1.5.1.3.1 <text:s text:c="2"/>&lt;Denominazion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5.1.3.2 <text:s text:c="2"/>&lt;Nom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5.1.3.3 <text:s text:c="2"/>&lt;Cognom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5.1.3.4 <text:s text:c="2"/>&lt;Titol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1.5.1.3.5 <text:s text:c="2"/>&lt;CodEORI&gt;<text:tab/></text:p>
          </table:table-cell>
        </table:table-row>
        <table:table-row table:style-name="ro1">
          <table:table-cell office:value-type="string" calcext:value-type="string">
            <text:p><text:tab/>1.6 <text:s text:c="2"/>&lt;SoggettoEmittente&gt;<text:tab/><text:tab/><text:tab/><text:tab/></text:p>
          </table:table-cell>
        </table:table-row>
        <table:table-row table:style-name="ro1">
          <table:table-cell office:value-type="string" calcext:value-type="string">
            <text:p>2 <text:s text:c="2"/>&lt;FatturaElettronicaBody&gt;<text:tab/><text:tab/><text:tab/><text:tab/><text:tab/></text:p>
          </table:table-cell>
        </table:table-row>
        <table:table-row table:style-name="ro1">
          <table:table-cell office:value-type="string" calcext:value-type="string">
            <text:p><text:tab/>2.1 <text:s text:c="2"/>&lt;DatiGenerali&gt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2.1.1 <text:s text:c="2"/>&lt;DatiGeneraliDocumento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2.1.1.1 <text:s text:c="2"/>&lt;TipoDocumen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1.2 <text:s text:c="2"/>&lt;Divis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1.3 <text:s text:c="2"/>&lt;Dat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1.4 <text:s text:c="2"/>&lt;Numer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1.5 <text:s text:c="2"/>&lt;DatiRitenut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5.1 <text:s text:c="2"/>&lt;TipoRitenut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5.2 <text:s text:c="2"/>&lt;ImportoRitenut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5.3 <text:s text:c="2"/>&lt;AliquotaRitenut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5.4 <text:s text:c="2"/>&lt;CausalePagamento&gt;<text:tab/></text:p>
          </table:table-cell>
        </table:table-row>
        <table:table-row table:style-name="ro1">
          <table:table-cell office:value-type="string" calcext:value-type="string">
            <text:p><text:tab/><text:tab/><text:tab/>2.1.1.6 <text:s text:c="2"/>&lt;DatiBoll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6.1 <text:s text:c="2"/>&lt;BolloVirtual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6.2 <text:s text:c="2"/>&lt;ImportoBollo&gt;<text:tab/></text:p>
          </table:table-cell>
        </table:table-row>
        <table:table-row table:style-name="ro1">
          <table:table-cell office:value-type="string" calcext:value-type="string">
            <text:p><text:tab/><text:tab/><text:tab/>2.1.1.7 <text:s text:c="2"/>&lt;DatiCassaPrevidenzi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7.1 <text:s text:c="2"/>&lt;TipoCass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7.2 <text:s text:c="2"/>&lt;AlCass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7.3 <text:s text:c="2"/>&lt;ImportoContributoCass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7.4 <text:s text:c="2"/>&lt;ImponibileCass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7.5 <text:s text:c="2"/>&lt;AliquotaIV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7.6 <text:s text:c="2"/>&lt;Ritenut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7.7 <text:s text:c="2"/>&lt;Natur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7.8 <text:s text:c="2"/>&lt;RiferimentoAmministrazione&gt;<text:tab/></text:p>
          </table:table-cell>
        </table:table-row>
        <table:table-row table:style-name="ro1">
          <table:table-cell office:value-type="string" calcext:value-type="string">
            <text:p><text:tab/><text:tab/><text:tab/>2.1.1.8 <text:s text:c="2"/>&lt;ScontoMaggiorazio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8.1 <text:s text:c="2"/>&lt;Tip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8.2 <text:s text:c="2"/>&lt;Percentual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1.8.3 <text:s text:c="2"/>&lt;Importo&gt;<text:tab/></text:p>
          </table:table-cell>
        </table:table-row>
        <table:table-row table:style-name="ro1">
          <table:table-cell office:value-type="string" calcext:value-type="string">
            <text:p><text:tab/><text:tab/><text:tab/>2.1.1.9 <text:s text:c="2"/>&lt;ImportoTotaleDocumen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1.10 <text:s text:c="2"/>&lt;Arrotondamen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1.11 <text:s text:c="2"/>&lt;Caus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1.12 <text:s text:c="2"/>&lt;Art73&gt;<text:tab/><text:tab/></text:p>
          </table:table-cell>
        </table:table-row>
        <table:table-row table:style-name="ro1">
          <table:table-cell office:value-type="string" calcext:value-type="string">
            <text:p><text:tab/><text:tab/>2.1.2 <text:s text:c="2"/>&lt;DatiOrdineAcquisto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2.1.2.1 <text:s text:c="2"/>&lt;RiferimentoNumeroLine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2.2 <text:s text:c="2"/>&lt;IdDocumen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2.3 <text:s text:c="2"/>&lt;Dat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2.4 <text:s text:c="2"/>&lt;NumItem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2.5 <text:s text:c="2"/>&lt;CodiceCommessaConvenzio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2.6 <text:s text:c="2"/>&lt;CodiceCUP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2.7 <text:s text:c="2"/>&lt;CodiceCIG&gt;<text:tab/><text:tab/></text:p>
          </table:table-cell>
        </table:table-row>
        <table:table-row table:style-name="ro1">
          <table:table-cell office:value-type="string" calcext:value-type="string">
            <text:p><text:tab/><text:tab/>2.1.3 <text:s text:c="2"/>&lt;DatiContratto&gt;<text:tab/><text:tab/><text:tab/></text:p>
          </table:table-cell>
        </table:table-row>
        <table:table-row table:style-name="ro1">
          <table:table-cell office:value-type="string" calcext:value-type="string">
            <text:p><text:tab/><text:tab/>2.1.4 <text:s text:c="2"/>&lt;DatiConvenzion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2.1.5 <text:s text:c="2"/>&lt;DatiRicezion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2.1.6 <text:s text:c="2"/>&lt;DatiFattureCollegat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2.1.7 <text:s text:c="2"/>&lt;DatiSAL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2.1.7.1 <text:s text:c="2"/>&lt;RiferimentoFase&gt;<text:tab/><text:tab/></text:p>
          </table:table-cell>
        </table:table-row>
        <table:table-row table:style-name="ro1">
          <table:table-cell office:value-type="string" calcext:value-type="string">
            <text:p><text:tab/><text:tab/>2.1.8 <text:s text:c="2"/>&lt;DatiDDT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2.1.8.1 <text:s text:c="2"/>&lt;NumeroDDT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8.2 <text:s text:c="2"/>&lt;DataDDT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8.3 <text:s text:c="2"/>&lt;RiferimentoNumeroLinea&gt;<text:tab/><text:tab/></text:p>
          </table:table-cell>
        </table:table-row>
        <table:table-row table:style-name="ro1">
          <table:table-cell office:value-type="string" calcext:value-type="string">
            <text:p><text:tab/><text:tab/>2.1.9 <text:s text:c="2"/>&lt;DatiTrasporto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1 <text:s text:c="2"/>&lt;DatiAnagraficiVettor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2.1.9.1.1 <text:s text:c="2"/>&lt;IdFiscaleIV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<text:tab/>2.1.9.1.1.1 <text:s text:c="2"/>&lt;IdPaese&gt;</text:p>
          </table:table-cell>
        </table:table-row>
        <table:table-row table:style-name="ro1">
          <table:table-cell office:value-type="string" calcext:value-type="string">
            <text:p><text:tab/><text:tab/><text:tab/><text:tab/><text:tab/>2.1.9.1.1.2 <text:s text:c="2"/>&lt;IdCodice&gt;</text:p>
          </table:table-cell>
        </table:table-row>
        <table:table-row table:style-name="ro1">
          <table:table-cell office:value-type="string" calcext:value-type="string">
            <text:p><text:tab/><text:tab/><text:tab/><text:tab/>2.1.9.1.2 <text:s text:c="2"/>&lt;CodiceFiscal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9.1.3 <text:s text:c="2"/>&lt;Anagrafic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<text:tab/>2.1.9.1.3.1 <text:s text:c="2"/>&lt;Denominazione&gt;</text:p>
          </table:table-cell>
        </table:table-row>
        <table:table-row table:style-name="ro1">
          <table:table-cell office:value-type="string" calcext:value-type="string">
            <text:p><text:tab/><text:tab/><text:tab/><text:tab/><text:tab/>2.1.9.1.3.2 <text:s text:c="2"/>&lt;Nome&gt;</text:p>
          </table:table-cell>
        </table:table-row>
        <table:table-row table:style-name="ro1">
          <table:table-cell office:value-type="string" calcext:value-type="string">
            <text:p><text:tab/><text:tab/><text:tab/><text:tab/><text:tab/>2.1.9.1.3.3 <text:s text:c="2"/>&lt;Cognome&gt;</text:p>
          </table:table-cell>
        </table:table-row>
        <table:table-row table:style-name="ro1">
          <table:table-cell office:value-type="string" calcext:value-type="string">
            <text:p><text:tab/><text:tab/><text:tab/><text:tab/><text:tab/>2.1.9.1.3.4 <text:s text:c="2"/>&lt;Titolo&gt;</text:p>
          </table:table-cell>
        </table:table-row>
        <table:table-row table:style-name="ro1">
          <table:table-cell office:value-type="string" calcext:value-type="string">
            <text:p><text:tab/><text:tab/><text:tab/><text:tab/><text:tab/>2.1.9.1.3.5 <text:s text:c="2"/>&lt;CodEORI&gt;</text:p>
          </table:table-cell>
        </table:table-row>
        <table:table-row table:style-name="ro1">
          <table:table-cell office:value-type="string" calcext:value-type="string">
            <text:p><text:tab/><text:tab/><text:tab/><text:tab/>2.1.9.1.4 <text:s text:c="2"/>&lt;NumeroLicenzaGuida&gt;<text:tab/></text:p>
          </table:table-cell>
        </table:table-row>
        <table:table-row table:style-name="ro1">
          <table:table-cell office:value-type="string" calcext:value-type="string">
            <text:p><text:tab/><text:tab/><text:tab/>2.1.9.2 <text:s text:c="2"/>&lt;MezzoTraspor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3 <text:s text:c="2"/>&lt;CausaleTraspor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4 <text:s text:c="2"/>&lt;NumeroColli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5 <text:s text:c="2"/>&lt;Descrizio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6 <text:s text:c="2"/>&lt;UnitaMisuraPes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7 <text:s text:c="2"/>&lt;PesoLord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8 <text:s text:c="2"/>&lt;PesoNet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9 <text:s text:c="2"/>&lt;DataOraRitir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10 <text:s text:c="2"/>&lt;DataInizioTraspor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11 <text:s text:c="2"/>&lt;TipoRes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9.12 <text:s text:c="2"/>&lt;IndirizzoRes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2.1.9.12.1 <text:s text:c="2"/>&lt;Indirizz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9.12.2 <text:s text:c="2"/>&lt;NumeroCivic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9.12.3 <text:s text:c="2"/>&lt;CAP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9.12.4 <text:s text:c="2"/>&lt;Comun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9.12.5 <text:s text:c="2"/>&lt;Provincia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1.9.12.6 <text:s text:c="2"/>&lt;Nazione&gt;<text:tab/></text:p>
          </table:table-cell>
        </table:table-row>
        <table:table-row table:style-name="ro1">
          <table:table-cell office:value-type="string" calcext:value-type="string">
            <text:p><text:tab/><text:tab/><text:tab/>2.1.9.13 <text:s text:c="2"/>&lt;DataOraConsegna&gt;<text:tab/><text:tab/></text:p>
          </table:table-cell>
        </table:table-row>
        <table:table-row table:style-name="ro1">
          <table:table-cell office:value-type="string" calcext:value-type="string">
            <text:p><text:tab/><text:tab/>2.1.10 <text:s text:c="2"/>&lt;FatturaPrincipal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2.1.10.1 <text:s text:c="2"/>&lt;NumeroFatturaPrincip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1.10.2 <text:s text:c="2"/>&lt;DataFatturaPrincipale&gt;<text:tab/><text:tab/></text:p>
          </table:table-cell>
        </table:table-row>
        <table:table-row table:style-name="ro1">
          <table:table-cell office:value-type="string" calcext:value-type="string">
            <text:p><text:tab/>2.2 <text:s text:c="2"/>&lt;DatiBeniServizi&gt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2.2.1 <text:s text:c="2"/>&lt;DettaglioLine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1 <text:s text:c="2"/>&lt;NumeroLine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2 <text:s text:c="2"/>&lt;TipoCessionePrestazio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3 <text:s text:c="2"/>&lt;CodiceArticol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2.2.1.3.1 <text:s text:c="2"/>&lt;CodiceTip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2.1.3.2 <text:s text:c="2"/>&lt;CodiceValore&gt;<text:tab/></text:p>
          </table:table-cell>
        </table:table-row>
        <table:table-row table:style-name="ro1">
          <table:table-cell office:value-type="string" calcext:value-type="string">
            <text:p><text:tab/><text:tab/><text:tab/>2.2.1.4 <text:s text:c="2"/>&lt;Descrizio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5 <text:s text:c="2"/>&lt;Quantit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6 <text:s text:c="2"/>&lt;UnitaMisur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7 <text:s text:c="2"/>&lt;DataInizioPeriod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8 <text:s text:c="2"/>&lt;DataFinePeriod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9 <text:s text:c="2"/>&lt;PrezzoUnitari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10 <text:s text:c="2"/>&lt;ScontoMaggiorazio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2.2.1.10.1 <text:s text:c="2"/>&lt;Tip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2.1.10.2 <text:s text:c="2"/>&lt;Percentuale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2.1.10.3 <text:s text:c="2"/>&lt;Importo&gt;<text:tab/></text:p>
          </table:table-cell>
        </table:table-row>
        <table:table-row table:style-name="ro1">
          <table:table-cell office:value-type="string" calcext:value-type="string">
            <text:p><text:tab/><text:tab/><text:tab/>2.2.1.11 <text:s text:c="2"/>&lt;PrezzoTot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12 <text:s text:c="2"/>&lt;AliquotaIV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13 <text:s text:c="2"/>&lt;Ritenut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14 <text:s text:c="2"/>&lt;Natur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15 <text:s text:c="2"/>&lt;RiferimentoAmministrazion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1.16 <text:s text:c="2"/>&lt;AltriDatiGestionali&gt;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2.2.1.16.1 <text:s text:c="2"/>&lt;TipoDat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2.1.16.2 <text:s text:c="2"/>&lt;RiferimentoTest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2.1.16.3 <text:s text:c="2"/>&lt;RiferimentoNumero&gt;<text:tab/></text:p>
          </table:table-cell>
        </table:table-row>
        <table:table-row table:style-name="ro1">
          <table:table-cell office:value-type="string" calcext:value-type="string">
            <text:p><text:tab/><text:tab/><text:tab/><text:tab/>2.2.1.16.4 <text:s text:c="2"/>&lt;RiferimentoData&gt;<text:tab/></text:p>
          </table:table-cell>
        </table:table-row>
        <table:table-row table:style-name="ro1">
          <table:table-cell office:value-type="string" calcext:value-type="string">
            <text:p><text:tab/><text:tab/>2.2.2 <text:s text:c="2"/>&lt;DatiRiepilogo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2.2.2.1 <text:s text:c="2"/>&lt;AliquotaIV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2.2 <text:s text:c="2"/>&lt;Natur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2.3 <text:s text:c="2"/>&lt;SpeseAccessori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2.4 <text:s text:c="2"/>&lt;Arrotondamen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2.5 <text:s text:c="2"/>&lt;ImponibileImpor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2.6 <text:s text:c="2"/>&lt;Impost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2.7 <text:s text:c="2"/>&lt;EsigibilitaIVA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2.2.8 <text:s text:c="2"/>&lt;RiferimentoNormativo&gt;<text:tab/><text:tab/></text:p>
          </table:table-cell>
        </table:table-row>
        <table:table-row table:style-name="ro1">
          <table:table-cell office:value-type="string" calcext:value-type="string">
            <text:p><text:tab/>2.3 <text:s text:c="2"/>&lt;DatiVeicoli&gt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2.3.1 <text:s text:c="2"/>&lt;Data&gt;<text:tab/><text:tab/><text:tab/></text:p>
          </table:table-cell>
        </table:table-row>
        <table:table-row table:style-name="ro1">
          <table:table-cell office:value-type="string" calcext:value-type="string">
            <text:p><text:tab/><text:tab/>2.3.2 <text:s text:c="2"/>&lt;TotalePercorso&gt;<text:tab/><text:tab/><text:tab/></text:p>
          </table:table-cell>
        </table:table-row>
        <table:table-row table:style-name="ro1">
          <table:table-cell office:value-type="string" calcext:value-type="string">
            <text:p><text:tab/>2.4 <text:s text:c="2"/>&lt;DatiPagamento&gt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2.4.1 <text:s text:c="2"/>&lt;CondizioniPagamento&gt;<text:tab/><text:tab/><text:tab/></text:p>
          </table:table-cell>
        </table:table-row>
        <table:table-row table:style-name="ro1">
          <table:table-cell office:value-type="string" calcext:value-type="string">
            <text:p><text:tab/><text:tab/>2.4.2 <text:s text:c="2"/>&lt;DettaglioPagamento&gt;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 <text:s text:c="2"/>&lt;Beneficiari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2 <text:s text:c="2"/>&lt;ModalitaPagamen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3 <text:s text:c="2"/>&lt;DataRiferimentoTerminiPagamen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4 <text:s text:c="2"/>&lt;GiorniTerminiPagamen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5 <text:s text:c="2"/>&lt;DataScadenzaPagamen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6 <text:s text:c="2"/>&lt;ImportoPagamen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7 <text:s text:c="2"/>&lt;CodUfficioPost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8 <text:s text:c="2"/>&lt;CognomeQuietanzant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9 <text:s text:c="2"/>&lt;NomeQuietanzant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0 <text:s text:c="2"/>&lt;CFQuietanzant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1 <text:s text:c="2"/>&lt;TitoloQuietanzant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2 <text:s text:c="2"/>&lt;IstitutoFinanziari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3 <text:s text:c="2"/>&lt;IBAN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4 <text:s text:c="2"/>&lt;ABI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5 <text:s text:c="2"/>&lt;CAB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6 <text:s text:c="2"/>&lt;BIC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7 <text:s text:c="2"/>&lt;ScontoPagamentoAnticipa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8 <text:s text:c="2"/>&lt;DataLimitePagamentoAnticipato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19 <text:s text:c="2"/>&lt;PenalitaPagamentiRitardati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20 <text:s text:c="2"/>&lt;DataDecorrenzaPenale&gt;<text:tab/><text:tab/></text:p>
          </table:table-cell>
        </table:table-row>
        <table:table-row table:style-name="ro1">
          <table:table-cell office:value-type="string" calcext:value-type="string">
            <text:p><text:tab/><text:tab/><text:tab/>2.4.2.21 <text:s text:c="2"/>&lt;CodicePagamento&gt;<text:tab/><text:tab/></text:p>
          </table:table-cell>
        </table:table-row>
        <table:table-row table:style-name="ro1">
          <table:table-cell office:value-type="string" calcext:value-type="string">
            <text:p><text:tab/>2.5 <text:s text:c="2"/>&lt;Allegati&gt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2.5.1 <text:s text:c="2"/>&lt;NomeAttachment&gt;<text:tab/><text:tab/><text:tab/></text:p>
          </table:table-cell>
        </table:table-row>
        <table:table-row table:style-name="ro1">
          <table:table-cell office:value-type="string" calcext:value-type="string">
            <text:p><text:tab/><text:tab/>2.5.2 <text:s text:c="2"/>&lt;AlgoritmoCompressione&gt;<text:tab/><text:tab/><text:tab/></text:p>
          </table:table-cell>
        </table:table-row>
        <table:table-row table:style-name="ro1">
          <table:table-cell office:value-type="string" calcext:value-type="string">
            <text:p><text:tab/><text:tab/>2.5.3 <text:s text:c="2"/>&lt;FormatoAttachment&gt;<text:tab/><text:tab/><text:tab/></text:p>
          </table:table-cell>
        </table:table-row>
        <table:table-row table:style-name="ro1">
          <table:table-cell office:value-type="string" calcext:value-type="string">
            <text:p><text:tab/><text:tab/>2.5.4 <text:s text:c="2"/>&lt;DescrizioneAttachment&gt;<text:tab/><text:tab/><text:tab/></text:p>
          </table:table-cell>
        </table:table-row>
        <table:table-row table:style-name="ro1">
          <table:table-cell office:value-type="string" calcext:value-type="string">
            <text:p><text:tab/><text:tab/>2.5.5 <text:s text:c="2"/>&lt;Attachment&gt;<text:tab/><text:tab/><text:tab/>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ste in column A from the excel schema on website</text:p>
          </table:table-cell>
          <table:table-cell office:value-type="string" calcext:value-type="string">
            <text:p>https://www.fatturapa.gov.it/it/norme-e-regole/documentazione-fattura-elettronica/formato-fatturapa/</text:p>
          </table:table-cell>
        </table:table-row>
        <table:table-row table:style-name="ro1">
          <table:table-cell office:value-type="string" calcext:value-type="string">
            <text:p>remove empty row between section 1 and 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4:43:38.922000000</meta:creation-date>
    <meta:generator>LibreOffice/7.6.4.1$Windows_X86_64 LibreOffice_project/e19e193f88cd6c0525a17fb7a176ed8e6a3e2aa1</meta:generator>
    <dc:date>2024-02-13T14:47:38.849000000</dc:date>
    <meta:editing-duration>PT4M</meta:editing-duration>
    <meta:editing-cycles>1</meta:editing-cycles>
    <meta:document-statistic meta:table-count="2" meta:cell-count="269" meta:object-count="0"/>
  </office:meta>
</office:document-meta>
</file>